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3">
  <office:scripts/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07ba99" officeooo:rsid="0007ba99"/>
    </style:style>
    <style:style style:name="P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loext:hyphenation-no-caps="false" fo:hyphenate="false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Nimbus Roman No9 L" style:language-asian="zxx" fo:language="en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US" style:font-size-asian="12pt" style:text-line-through-type="none" fo:text-shadow="none" style:text-line-through-mode="continuous" style:language-complex="zxx" fo:font-size="12pt" style:country-complex="none"/>
    </style:style>
    <style:style style:name="T2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fo:language="en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list text:style-name="podNumberedList" text:continue-numbering="false">
        <text:list-item text:start-value="1">
          <text:p text:style-name="CdP1pod">Le Gouvernement adopte le projet d’arrêté modifiant l'arrêté du 9 février 1998 portant délégations de compétence et de signature aux fonctionnaires généraux et à certains autres agents des services du Gouvernement de la Communauté française - Ministère de la Communauté française.</text:p>
        </text:list-item>
        <text:list-item>
          <text:p text:style-name="CdP1pod">Il charge le Ministre de la Fonction publique de l'exécution de la présente décision.</text:p>
        </text:list-item>
      </text:list>
      <text:p> </text:p>
      <text:p text:style-name="Standard"/>
      <text:p>Appy.pod failed to render paragraphs inside a <text:span text:style-name="CdP2pod">blockquote</text:span> tag:</text:p>
      <text:p>This text was not rendered.</text:p>
      <text:p>Same for DIVs inside a <text:span text:style-name="CdP2pod">blockquote</text:span> tag:</text:p>
      <text:p>This text was not rendered.</text:p>
      <text:p>Only flowing text passes :</text:p>
      <text:p>This text is rendered. </text:p>
      <text:p>IMIO &amp; Geezteem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3"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US" loext:opacity="0%" style:font-name="Nimbus Roman No9 L" style:language-asian="zxx" style:language-complex="zxx" fo:language="en" style:font-name-asian="DejaVu Sans" fo:font-size="12pt" style:font-size-complex="12pt" style:country-asian="none" style:font-size-asian="12pt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loext:opacity="0%" fo:hyphenation-push-char-count="2" style:font-name="Nimbus Roman No9 L" style:language-asian="zxx" style:language-complex="zxx" fo:language="en" style:font-name-asian="DejaVu Sans" fo:font-size="12pt" style:font-size-complex="12pt" style:country-asian="none" fo:hyphenation-remain-char-count="2" style:font-size-asian="12pt" loext:hyphenation-no-caps="false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style style:name="CdP1pod" style:family="paragraph" style:parent-style-name="podNumberItem">
      <style:paragraph-properties fo:text-align="justify"/>
    </style:style>
    <style:style style:name="CdP2pod" style:family="text">
      <style:text-properties fo:font-weight="bold"/>
    </style: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1.5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7.94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initial-creator>Gaetan Delannay</meta:initial-creator>
    <meta:creation-date>2007-08-06T12:09:45</meta:creation-date>
    <dc:date>2021-07-29T17:20:57.818251393</dc:date>
    <dc:language>en-US</dc:language>
    <meta:editing-cycles>22</meta:editing-cycles>
    <meta:editing-duration>PT3H9M55S</meta:editing-duration>
    <meta:document-statistic meta:table-count="0" meta:image-count="0" meta:object-count="0" meta:page-count="1" meta:paragraph-count="3" meta:word-count="23" meta:character-count="127" meta:non-whitespace-character-count="107"/>
    <meta:user-defined meta:name="Info 1"/>
    <meta:user-defined meta:name="Info 2"/>
    <meta:user-defined meta:name="Info 3"/>
    <meta:user-defined meta:name="Info 4"/>
    <dc:title>xhtmlComplex8</dc:title>
  </office:meta>
</office:document-meta>
</file>